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Calibri" fo:language="en" fo:country="US"/>
    </style:style>
    <style:style style:name="P4" style:family="paragraph" style:parent-style-name="Standard">
      <style:paragraph-properties fo:line-height="150%" fo:text-align="center" style:justify-single-word="false"/>
      <style:text-properties style:font-name="Calibri" fo:language="en" fo:country="US"/>
    </style:style>
    <style:style style:name="P5" style:family="paragraph" style:parent-style-name="Standard">
      <style:paragraph-properties fo:line-height="150%" fo:text-align="center" style:justify-single-word="false"/>
      <style:text-properties style:font-name="Calibri" fo:font-size="22pt" fo:language="en" fo:country="US" fo:font-weight="bold" style:font-size-asian="22pt" style:font-weight-asian="bold" style:font-size-complex="2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none" fo:font-weight="normal" style:font-weight-asian="normal" style:font-weight-complex="normal"/>
    </style:style>
    <style:style style:name="T4" style:family="text">
      <style:text-properties style:font-name="Calibri"/>
    </style:style>
    <style:style style:name="T5" style:family="text">
      <style:text-properties style:font-name="Calibri" fo:language="en" fo:country="US"/>
    </style:style>
    <style:style style:name="T6" style:family="text">
      <style:text-properties style:font-name="Calibri" fo:language="en" fo:country="US" fo:font-weight="bold" style:font-weight-asian="bold" style:font-weight-complex="bold"/>
    </style:style>
    <style:style style:name="T7" style:family="text">
      <style:text-properties style:font-name="Calibri" fo:language="en" fo:country="U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ulti Unit selection and NavMesh</text:p>
      <text:p text:style-name="P4">Kasper Pedersen</text:p>
      <text:p text:style-name="P2"><text:span text:style-name="T6">NavMesh </text:span><text:span text:style-name="T5">- </text:span><text:a xlink:type="simple" xlink:href="https://docs.unity3d.com/Manual/nav-BuildingNavMesh.html" text:style-name="Internet_20_link" text:visited-style-name="Visited_20_Internet_20_Link"><text:span text:style-name="T4">https://docs.unity3d.com/Manual/nav-BuildingNavMesh.html</text:span></text:a></text:p>
      <text:p text:style-name="P3">After having setup a map with obstacles, you bake the navmesh into your map. This process creates a map on the floor/terrain for the NavMesh Agent to navigate on.</text:p>
      <text:p text:style-name="P3"/>
      <text:p text:style-name="P2"><text:span text:style-name="T6">NavMesh Obstacle</text:span><text:span text:style-name="T5"> - </text:span><text:a xlink:type="simple" xlink:href="https://docs.unity3d.com/Manual/nav-CreateNavMeshObstacle.html" text:style-name="Internet_20_link" text:visited-style-name="Visited_20_Internet_20_Link"><text:span text:style-name="T4">https://docs.unity3d.com/Manual/nav-CreateNavMeshObstacle.html</text:span></text:a></text:p>
      <text:p text:style-name="P3">This is a component given to all obstacles in your map/scene fx a container stand in the middle of the map. When given this component the NavMesh baking process will discard the area where the container is standing.</text:p>
      <text:p text:style-name="P3"/>
      <text:p text:style-name="P2"><text:span text:style-name="T6">NavMesh Agent</text:span><text:span text:style-name="T5"> - </text:span><text:a xlink:type="simple" xlink:href="https://docs.unity3d.com/Manual/nav-CreateNavMeshAgent.html" text:style-name="Internet_20_link" text:visited-style-name="Visited_20_Internet_20_Link"><text:span text:style-name="T4">https://docs.unity3d.com/Manual/nav-CreateNavMeshAgent.html</text:span></text:a></text:p>
      <text:p text:style-name="P3">This is the component that i have added to my units that allows them to navigate the NavMesh that i baked in. In the script ClickToMove the NavMesh Agent in the unit is told to move to the destination of the Raycast with the SetDestination method.</text:p>
      <text:p text:style-name="P3"/>
      <text:p text:style-name="P1"><text:span text:style-name="T5">Selection Box</text:span><text:span text:style-name="T7"> - </text:span><text:a xlink:type="simple" xlink:href="https://docs.unity3d.com/Manual/9SliceSprites.html" text:style-name="Internet_20_link" text:visited-style-name="Visited_20_Internet_20_Link"><text:span text:style-name="T4">https://docs.unity3d.com/Manual/9SliceSprites.html</text:span></text:a><text:span text:style-name="T7"> </text:span></text:p>
      <text:p text:style-name="P3">First a 3x3 image is made in paint. The center pixel is transparent and the rest are green. It's then imported into Unity and converted to a sprite, this is for Unity's 9-slicing. This is so that when i click and drag Unity knows to expand the center and top/bottom/left/right green pixels.</text:p>
      <text:p text:style-name="P3">There is a transparent image placed infront of the main camera that fills the whole screen. This is the image that the selection box sprite is drawn on.</text:p>
      <text:p text:style-name="P3">When clicking a new Rect is made and it's size set to what we selected. Then it raycasts within that Rect and gets results back, then checks those results for UnitSelectable and returns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9T04:01:00.19</meta:creation-date>
    <dc:date>2017-04-19T08:59:38.79</dc:date>
    <meta:editing-duration>PT24M29S</meta:editing-duration>
    <meta:editing-cycles>3</meta:editing-cycles>
    <meta:generator>OpenOffice/4.1.3$Win32 OpenOffice.org_project/413m1$Build-9783</meta:generator>
    <meta:document-statistic meta:table-count="0" meta:image-count="0" meta:object-count="0" meta:page-count="1" meta:paragraph-count="12" meta:word-count="250" meta:character-count="1600"/>
  </office:meta>
</office:document-meta>
</file>